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tifakt Element" svg:font-family="'Artifakt Elemen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07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3.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wrap-option="wrap" fo:border="0.002cm solid #000000" fo:padding="0.3cm" style:vertical-align="middle"/>
      <style:paragraph-properties fo:text-align="center" fo:margin-left="0cm"/>
      <style:text-properties fo:color="#ffffff" style:font-name="Arial Black" fo:font-size="16pt" fo:font-weight="normal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fo:border="0.002cm solid #000000" fo:padding="0.3cm" style:vertical-align="middle"/>
      <style:paragraph-properties fo:text-align="start" fo:margin-left="0cm"/>
      <style:text-properties style:font-name="Artifakt Element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wrap-option="wrap" fo:border="0.002cm solid #000000" fo:padding="0.3cm" style:vertical-align="middle"/>
      <style:paragraph-properties fo:text-align="start" fo:margin-left="0cm"/>
      <style:text-properties style:font-name="Artifakt Element" fo:font-style="italic" style:font-style-asian="italic" style:font-style-complex="italic"/>
    </style:style>
    <style:style style:name="ce4" style:family="table-cell" style:parent-style-name="Default">
      <style:table-cell-properties fo:background-color="#ffffcc" style:text-align-source="fix" style:repeat-content="false" fo:wrap-option="wrap" fo:border="0.002cm solid #000000" fo:padding="0.3cm" style:vertical-align="middle"/>
      <style:paragraph-properties fo:text-align="start" fo:margin-left="0cm"/>
      <style:text-properties style:font-name="Artifakt Elemen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 Black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tifakt Element"/>
    </style:style>
    <style:style style:name="T1" style:family="text">
      <style:text-properties style:font-name="Artifakt Element"/>
    </style:style>
  </office:automatic-styles>
  <office:body>
    <office:spreadsheet>
      <table:table table:name="SceneAsset_NameAssociation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016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</text:p>
          </table:table-cell>
          <table:table-cell table:style-name="ce1" office:value-type="string">
            <text:p>ASSOCIATED NAME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TILITY TAGS</text:p>
          </table:table-cell>
          <table:table-cell table:style-name="ce5" table:number-columns-repeated="1016"/>
          <table:table-cell table:number-columns-repeated="4"/>
        </table:table-row>
        <table:table-row table:style-name="ro2">
          <table:table-cell office:value-type="string">
            <text:p>AudioInteractionTest_Scene_Var1</text:p>
          </table:table-cell>
          <table:table-cell office:value-type="string">
            <text:p>“AudioInteractionTest”</text:p>
            <text:p>“Audio Interaction Test”</text:p>
          </table:table-cell>
          <table:table-cell office:value-type="string">
            <text:p>Scene to test the audio behaviours of interactable game objects when interacted with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CountDownDisplayTest_Scene_Var1</text:p>
          </table:table-cell>
          <table:table-cell office:value-type="string">
            <text:p>“CountDownDisplayTest”</text:p>
            <text:p>“Count Down Display Test”</text:p>
          </table:table-cell>
          <table:table-cell office:value-type="string">
            <text:p>Scene to test the count down display and audio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ExperimentDatabaseTest_Scene_Var1</text:p>
          </table:table-cell>
          <table:table-cell office:value-type="string">
            <text:p>“ExperimentDatabaseTest”</text:p>
            <text:p><text:span text:style-name="T1">“</text:span><text:span text:style-name="T1">Experiment Database Test”</text:span></text:p>
          </table:table-cell>
          <table:table-cell office:value-type="string">
            <text:p>Scene to test the current experiment's database and to check available asset definitions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FindTargetAmongstDistractorsExperiment_Scene_Var1</text:p>
          </table:table-cell>
          <table:table-cell office:value-type="string">
            <text:p>“FindTargetAmongstDistractorsExperiment”</text:p>
            <text:p>“FindTargetAmongstDistractors”</text:p>
            <text:p>Find Target Amongst Distractors Experiment</text:p>
            <text:p>“Find Target Amongst Distractors”</text:p>
            <text:p>“TwoTablesWithDistractors”</text:p>
            <text:p>“Two Tables With Distractors”</text:p>
          </table:table-cell>
          <table:table-cell office:value-type="string">
            <text:p>Scene that contains the experiment of locating, grabbing and relocating a single target object among other distractor objects.</text:p>
          </table:table-cell>
          <table:table-cell office:value-type="string">
            <text:p>EXPERIMENT</text:p>
          </table:table-cell>
          <table:table-cell table:number-columns-repeated="1020"/>
        </table:table-row>
        <table:table-row table:style-name="ro2">
          <table:table-cell office:value-type="string">
            <text:p>GameObjectDataCSVLogGeneratorTest_Scene_Var1</text:p>
          </table:table-cell>
          <table:table-cell office:value-type="string">
            <text:p>“GameObjectDataCSVLogGeneratorTest”</text:p>
            <text:p>“Game Object Data CSV Log Generator Test”</text:p>
          </table:table-cell>
          <table:table-cell office:value-type="string">
            <text:p>Scene to test the game object data logger and CSV data file generation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GameObjectVolumeSpawnerTest_Scene_Var1</text:p>
          </table:table-cell>
          <table:table-cell office:value-type="string">
            <text:p>“ExperimentDatabaseTest”</text:p>
            <text:p>Experiment Database Test</text:p>
          </table:table-cell>
          <table:table-cell office:value-type="string">
            <text:p>Scene to test the game object volume spawner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GoalTriggerGameObjectTest_Scene_Var1</text:p>
          </table:table-cell>
          <table:table-cell office:value-type="string">
            <text:p>“GoalTriggerGameObjectTest”</text:p>
            <text:p>“Goal Trigger Game Object Test”</text:p>
          </table:table-cell>
          <table:table-cell office:value-type="string">
            <text:p>Scene to test goal trigger host game object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GrabSwitchesTest_Scene_Var1</text:p>
          </table:table-cell>
          <table:table-cell office:value-type="string">
            <text:p>“GrabSwitchesTest”</text:p>
            <text:p>“Grab Switches Test”</text:p>
          </table:table-cell>
          <table:table-cell office:value-type="string">
            <text:p>Scene to test all the available grab switches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InteractableBasicShapesTest_Scene_Var1</text:p>
          </table:table-cell>
          <table:table-cell office:value-type="string">
            <text:p>“InteractableBasicShapesTest”</text:p>
            <text:p>“Interactable Basic Shapes Test”</text:p>
          </table:table-cell>
          <table:table-cell office:value-type="string">
            <text:p>Scene to test all the available interactable basic shape game objects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LitmusScaleColourMaterialTest_Scene_Var1</text:p>
          </table:table-cell>
          <table:table-cell office:value-type="string">
            <text:p>“LitmusColourMaterialTest”</text:p>
            <text:p>“Litmus Colour Material Test”</text:p>
          </table:table-cell>
          <table:table-cell office:value-type="string">
            <text:p>Scene to test all the litmus scale colour materials using the standard lighting and skybox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RigidBodyContainerStressTest_Scene_Var1</text:p>
          </table:table-cell>
          <table:table-cell office:value-type="string">
            <text:p>“RigidBodyContainerStressTest”</text:p>
            <text:p>“RigidBody Container Stress Test”</text:p>
          </table:table-cell>
          <table:table-cell office:value-type="string">
            <text:p>Scene to test the box container meant to keep spawned objects within a specified area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SceneLoaderTest_Scene_Var1</text:p>
          </table:table-cell>
          <table:table-cell office:value-type="string">
            <text:p>“SceneLoaderTest”</text:p>
            <text:p>“Scene Loader Test”</text:p>
          </table:table-cell>
          <table:table-cell office:value-type="string">
            <text:p>Scene to test the scene loader component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VRDeviceToAnimationAssociationTest_Scene_Var1</text:p>
          </table:table-cell>
          <table:table-cell office:value-type="string">
            <text:p>“VRDeviceToAnimationAssociationTest”</text:p>
            <text:p>“VRDevice To Animation Association Test”</text:p>
          </table:table-cell>
          <table:table-cell office:value-type="string">
            <text:p>Scene to test the generic VR controller and hands animations associated with VR device inputs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>
          <table:table-cell office:value-type="string">
            <text:p>VRUserRigSetupTest_Scene_Var1</text:p>
          </table:table-cell>
          <table:table-cell office:value-type="string">
            <text:p>“VRUserRigSetupTest”</text:p>
            <text:p>“VR User Rig Setup Test”</text:p>
          </table:table-cell>
          <table:table-cell office:value-type="string">
            <text:p>Scene to test the user's VR rig setup and controls.</text:p>
          </table:table-cell>
          <table:table-cell office:value-type="string">
            <text:p>DEBUG</text:p>
            <text:p>TEST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eObjectAsset_NameAssociation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016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</text:p>
          </table:table-cell>
          <table:table-cell table:style-name="ce1" office:value-type="string">
            <text:p>ASSOCIATED NAME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TILITY TAGS</text:p>
          </table:table-cell>
          <table:table-cell table:style-name="ce5" table:number-columns-repeated="1016"/>
          <table:table-cell table:number-columns-repeated="4"/>
        </table:table-row>
        <table:table-row table:style-name="ro2">
          <table:table-cell office:value-type="string">
            <text:p>InteractableCapsule_Prefab_Var1</text:p>
          </table:table-cell>
          <table:table-cell office:value-type="string">
            <text:p>“Capsule”</text:p>
            <text:p><text:span text:style-name="T1">“</text:span><text:span text:style-name="T1">Pill”</text:span></text:p>
          </table:table-cell>
          <table:table-cell office:value-type="string">
            <text:p>Capsul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Circle_Prefab_Var1</text:p>
          </table:table-cell>
          <table:table-cell office:value-type="string">
            <text:p>“Circle”</text:p>
            <text:p>“Disc”</text:p>
          </table:table-cell>
          <table:table-cell office:value-type="string">
            <text:p>Thin circl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Cone_Prefab_Var1</text:p>
          </table:table-cell>
          <table:table-cell office:value-type="string">
            <text:p>“Cone”</text:p>
            <text:p>“Spike”</text:p>
          </table:table-cell>
          <table:table-cell office:value-type="string">
            <text:p>Con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Cube_Prefab_Var1</text:p>
          </table:table-cell>
          <table:table-cell office:value-type="string">
            <text:p>“Cube”</text:p>
            <text:p>“Box”</text:p>
          </table:table-cell>
          <table:table-cell office:value-type="string">
            <text:p>Cub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Cylinder_Prefab_Var1</text:p>
          </table:table-cell>
          <table:table-cell office:value-type="string">
            <text:p>“Cylinder”</text:p>
            <text:p>“Barrel”</text:p>
          </table:table-cell>
          <table:table-cell office:value-type="string">
            <text:p>Cylinder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Diamond_Prefab_Var1</text:p>
          </table:table-cell>
          <table:table-cell office:value-type="string">
            <text:p>“Diamond”</text:p>
          </table:table-cell>
          <table:table-cell office:value-type="string">
            <text:p>Diamond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Hexagon_Prefab_Var1</text:p>
          </table:table-cell>
          <table:table-cell office:value-type="string">
            <text:p>“Hexagon”</text:p>
            <text:p>“HoneyComb”</text:p>
            <text:p>“Honey Comb”</text:p>
          </table:table-cell>
          <table:table-cell office:value-type="string">
            <text:p>Thin hexagon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Octagon_Prefab_Var1</text:p>
          </table:table-cell>
          <table:table-cell office:value-type="string">
            <text:p>“Octagon”</text:p>
          </table:table-cell>
          <table:table-cell office:value-type="string">
            <text:p>Thin octagon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Pentagon_Prefab_Var1</text:p>
          </table:table-cell>
          <table:table-cell office:value-type="string">
            <text:p>“Pentagon”</text:p>
          </table:table-cell>
          <table:table-cell office:value-type="string">
            <text:p>Thin pentagon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Pipe_Prefab_Var1</text:p>
          </table:table-cell>
          <table:table-cell office:value-type="string">
            <text:p>“Pipe”</text:p>
            <text:p>“Tube”</text:p>
          </table:table-cell>
          <table:table-cell office:value-type="string">
            <text:p>Pip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Platonic_Prefab_Var1</text:p>
          </table:table-cell>
          <table:table-cell office:value-type="string">
            <text:p>“PlatonicSolid”</text:p>
            <text:p>“Platonic Solid”</text:p>
            <text:p>“Icosahedron”</text:p>
          </table:table-cell>
          <table:table-cell office:value-type="string">
            <text:p>Platonic solid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Prism_Prefab_Var1</text:p>
          </table:table-cell>
          <table:table-cell office:value-type="string">
            <text:p>“Prism”</text:p>
          </table:table-cell>
          <table:table-cell office:value-type="string">
            <text:p>Prism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Pyramid_Prefab_Var1</text:p>
          </table:table-cell>
          <table:table-cell office:value-type="string">
            <text:p>“Pyramid”</text:p>
          </table:table-cell>
          <table:table-cell office:value-type="string">
            <text:p>Pyramid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Sphere_Prefab_Var1</text:p>
          </table:table-cell>
          <table:table-cell office:value-type="string">
            <text:p>“Sphere”</text:p>
            <text:p>“Ball”</text:p>
          </table:table-cell>
          <table:table-cell office:value-type="string">
            <text:p>Spher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Square_Prefab_Var1</text:p>
          </table:table-cell>
          <table:table-cell office:value-type="string">
            <text:p>“Square”</text:p>
          </table:table-cell>
          <table:table-cell office:value-type="string">
            <text:p>Thin square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Torus_Prefab_Var1</text:p>
          </table:table-cell>
          <table:table-cell office:value-type="string">
            <text:p>“Torus”</text:p>
            <text:p>“Doughnut”</text:p>
          </table:table-cell>
          <table:table-cell office:value-type="string">
            <text:p>Torus shaped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InteractableTriangle_Prefab_Var1</text:p>
          </table:table-cell>
          <table:table-cell office:value-type="string">
            <text:p>“Triangle”</text:p>
          </table:table-cell>
          <table:table-cell office:value-type="string">
            <text:p>Thin triangle interactable physical object.</text:p>
          </table:table-cell>
          <table:table-cell office:value-type="string">
            <text:p>DEFAULT</text:p>
            <text:p>INTERACTABLE</text:p>
            <text:p>MODEL</text:p>
            <text:p>PHYSICAL</text:p>
            <text:p>VISUAL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erialAsset_NameAssociation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016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</text:p>
          </table:table-cell>
          <table:table-cell table:style-name="ce1" office:value-type="string">
            <text:p>ASSOCIATED NAME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TILITY TAGS</text:p>
          </table:table-cell>
          <table:table-cell table:style-name="ce5" table:number-columns-repeated="1016"/>
          <table:table-cell table:number-columns-repeated="4"/>
        </table:table-row>
        <table:table-row table:style-name="ro2">
          <table:table-cell office:value-type="string">
            <text:p>Black_BasicColour_Material_Var1</text:p>
          </table:table-cell>
          <table:table-cell office:value-type="string">
            <text:p>“Black”</text:p>
            <text:p><text:span text:style-name="T1">“</text:span><text:span text:style-name="T1">BasicBlack”</text:span></text:p>
            <text:p><text:span text:style-name="T1">“</text:span><text:span text:style-name="T1">Basic Black”</text:span></text:p>
          </table:table-cell>
          <table:table-cell office:value-type="string">
            <text:p>Basic black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lack_BasicUnlitColour_Material_Var1</text:p>
          </table:table-cell>
          <table:table-cell office:value-type="string">
            <text:p>“UnlitBlack”</text:p>
            <text:p>“Unlit Black”</text:p>
            <text:p><text:span text:style-name="T1">“</text:span><text:span text:style-name="T1">BasicUnlitBlack”</text:span></text:p>
            <text:p><text:span text:style-name="T1">“</text:span><text:span text:style-name="T1">Basic Unlit Black”</text:span></text:p>
          </table:table-cell>
          <table:table-cell office:value-type="string">
            <text:p>Basic unlit black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lue_BasicColour_Material_Var1</text:p>
          </table:table-cell>
          <table:table-cell office:value-type="string">
            <text:p>“BasicBlue”</text:p>
            <text:p>“Basic Blue”</text:p>
          </table:table-cell>
          <table:table-cell office:value-type="string">
            <text:p>Basic blu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lue_BasicUnlitColour_Material_Var1</text:p>
          </table:table-cell>
          <table:table-cell office:value-type="string">
            <text:p>“BasicUnlitBlue”</text:p>
            <text:p>“Basic Unlit Blue”</text:p>
          </table:table-cell>
          <table:table-cell office:value-type="string">
            <text:p>Basic unlit blu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lue_LitmusScaleColour_Material_Var1</text:p>
          </table:table-cell>
          <table:table-cell office:value-type="string">
            <text:p>“Blue”</text:p>
            <text:p>“LitmusScaleBlue”</text:p>
            <text:p>“Litmus Scale Blue”</text:p>
          </table:table-cell>
          <table:table-cell office:value-type="string">
            <text:p>Litmus scale blu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lue_LitmusScaleUnlitColour_Material_Var1</text:p>
          </table:table-cell>
          <table:table-cell office:value-type="string">
            <text:p>“UnlitBlue”</text:p>
            <text:p>“Unlit Blue”</text:p>
            <text:p>“LitmusScaleUnlitBlue”</text:p>
            <text:p>“Litmus Scale Unlit Blue”</text:p>
          </table:table-cell>
          <table:table-cell office:value-type="string">
            <text:p>Litmus scale unlit blu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rown_BasicColour_Material_Var1</text:p>
          </table:table-cell>
          <table:table-cell office:value-type="string">
            <text:p>“Brown”</text:p>
            <text:p>“BasicBrown”</text:p>
            <text:p>“Basic Brown”</text:p>
          </table:table-cell>
          <table:table-cell office:value-type="string">
            <text:p>Basic brow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Brown_BasicUnlitColour_Material_Var1</text:p>
          </table:table-cell>
          <table:table-cell office:value-type="string">
            <text:p>“UnlitBrown”</text:p>
            <text:p>“Unlit Brown”</text:p>
            <text:p>“BasicUnlitBrown”</text:p>
            <text:p>“Basic Unlit Brown”</text:p>
          </table:table-cell>
          <table:table-cell office:value-type="string">
            <text:p>Basic unlit brow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Cyan_BasicColour_Material_Var1</text:p>
          </table:table-cell>
          <table:table-cell office:value-type="string">
            <text:p>“Cyan”</text:p>
            <text:p>“BasicCyan”</text:p>
            <text:p>“Basic Cyan”</text:p>
          </table:table-cell>
          <table:table-cell office:value-type="string">
            <text:p>Basic cya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Cyan_BasicUnlitColour_Material_Var1</text:p>
          </table:table-cell>
          <table:table-cell office:value-type="string">
            <text:p>“UnlitCyan”</text:p>
            <text:p>“Unlit Cyan”</text:p>
            <text:p>“BasicUnlitCyan”</text:p>
            <text:p>“Basic Unlit Cyan”</text:p>
          </table:table-cell>
          <table:table-cell office:value-type="string">
            <text:p>Basic unlit cya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en_BasicColour_Material_Var1</text:p>
          </table:table-cell>
          <table:table-cell office:value-type="string">
            <text:p>“BasicGreen”</text:p>
            <text:p>“Basic Green”</text:p>
          </table:table-cell>
          <table:table-cell office:value-type="string">
            <text:p>Basic green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en_BasicUnlitColour_Material_Var1</text:p>
          </table:table-cell>
          <table:table-cell office:value-type="string">
            <text:p>“BasicUnlitGreen”</text:p>
            <text:p>“Basic Unlit Green”</text:p>
          </table:table-cell>
          <table:table-cell office:value-type="string">
            <text:p>Basic unlit green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en_LitmusScaleColour_Material_Var1</text:p>
          </table:table-cell>
          <table:table-cell office:value-type="string">
            <text:p>“Green”</text:p>
            <text:p>“LitmusScaleGreen”</text:p>
            <text:p>“Litmus Scale Green”</text:p>
          </table:table-cell>
          <table:table-cell office:value-type="string">
            <text:p>Litmus scale gree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en_LitmusScaleUnlitColour_Material_Var1</text:p>
          </table:table-cell>
          <table:table-cell office:value-type="string">
            <text:p>“UnlitGreen”</text:p>
            <text:p>“Unlit Green”</text:p>
            <text:p>“LitmusScaleUnlitGreen”</text:p>
            <text:p>“Litmus Scale Unlit Green”</text:p>
          </table:table-cell>
          <table:table-cell office:value-type="string">
            <text:p>Litmus scale unlit green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y_BasicColour_Material_Var1</text:p>
          </table:table-cell>
          <table:table-cell office:value-type="string">
            <text:p>“Grey”</text:p>
            <text:p>“BasicGrey”</text:p>
            <text:p>“Basic Grey”</text:p>
          </table:table-cell>
          <table:table-cell office:value-type="string">
            <text:p>Basic grey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Grey_BasicUnlitColour_Material_Var1</text:p>
          </table:table-cell>
          <table:table-cell office:value-type="string">
            <text:p>“UnlitGrey”</text:p>
            <text:p>“Unlit Grey”</text:p>
            <text:p>“BasicUnlitGrey”</text:p>
            <text:p>“Basic Unlit Grey”</text:p>
          </table:table-cell>
          <table:table-cell office:value-type="string">
            <text:p>Basic unlit grey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Magenta_BasicColour_Material_Var1</text:p>
          </table:table-cell>
          <table:table-cell office:value-type="string">
            <text:p>“Magenta”</text:p>
            <text:p>“BasicMagenta”</text:p>
            <text:p>“Basic Magenta”</text:p>
          </table:table-cell>
          <table:table-cell office:value-type="string">
            <text:p>Basic magenta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Magenta_BasicUnlitColour_Material_Var1</text:p>
          </table:table-cell>
          <table:table-cell office:value-type="string">
            <text:p>“UnlitMagenta”</text:p>
            <text:p>“Unlit Magenta”</text:p>
            <text:p>“BasicUnlitMagenta”</text:p>
            <text:p>“Basic Unlit Magenta”</text:p>
          </table:table-cell>
          <table:table-cell office:value-type="string">
            <text:p>Basic unlit magenta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Orange_BasicColour_Material_Var1</text:p>
          </table:table-cell>
          <table:table-cell office:value-type="string">
            <text:p>“BasicOrange”</text:p>
            <text:p>“Basic Orange”</text:p>
          </table:table-cell>
          <table:table-cell office:value-type="string">
            <text:p>Basic orang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Orange_BasicUnlitColour_Material_Var1</text:p>
          </table:table-cell>
          <table:table-cell office:value-type="string">
            <text:p>“BasicUnlitOrange”</text:p>
            <text:p>“Basic Unlit Orange”</text:p>
          </table:table-cell>
          <table:table-cell office:value-type="string">
            <text:p>Basic unlit orang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Orange_LitmusScaleColour_Material_Var1</text:p>
          </table:table-cell>
          <table:table-cell office:value-type="string">
            <text:p>“Orange”</text:p>
            <text:p>“LitmusScaleOrange”</text:p>
            <text:p>“Litmus Scale Orange”</text:p>
          </table:table-cell>
          <table:table-cell office:value-type="string">
            <text:p>Litmus scale orang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Orange_LitmusScaleUnlitColour_Material_Var1</text:p>
          </table:table-cell>
          <table:table-cell office:value-type="string">
            <text:p>“UnlitOrange”</text:p>
            <text:p>“Unlit Orange”</text:p>
            <text:p>“LitmusScaleUnlitOrange”</text:p>
            <text:p>“Litmus Scale Unlit Orange”</text:p>
          </table:table-cell>
          <table:table-cell office:value-type="string">
            <text:p>Litmus scale unlit orang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ink_BasicColour_Material_Var1</text:p>
          </table:table-cell>
          <table:table-cell office:value-type="string">
            <text:p>“Pink”</text:p>
            <text:p>“BasicPink”</text:p>
            <text:p>“Basic Pink”</text:p>
          </table:table-cell>
          <table:table-cell office:value-type="string">
            <text:p>Basic pink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ink_BasicUnlitColour_Material_Var1</text:p>
          </table:table-cell>
          <table:table-cell office:value-type="string">
            <text:p>“UnlitPink”</text:p>
            <text:p>“Unlit Pink”</text:p>
            <text:p>“BasicUnlitPink”</text:p>
            <text:p>“Basic Unlit Pink”</text:p>
          </table:table-cell>
          <table:table-cell office:value-type="string">
            <text:p>Basic unlit pink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urple_BasicColour_Material_Var1</text:p>
          </table:table-cell>
          <table:table-cell office:value-type="string">
            <text:p>“BasicPurple”</text:p>
            <text:p>“Basic Purple”</text:p>
          </table:table-cell>
          <table:table-cell office:value-type="string">
            <text:p>Basic purpl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urple_BasicUnlitColour_Material_Var1</text:p>
          </table:table-cell>
          <table:table-cell office:value-type="string">
            <text:p>“BasicUnlitPurple”</text:p>
            <text:p>“Basic Unlit Purple”</text:p>
          </table:table-cell>
          <table:table-cell office:value-type="string">
            <text:p>Basic unlit purple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urple_LitmusScaleColour_Material_Var1</text:p>
          </table:table-cell>
          <table:table-cell office:value-type="string">
            <text:p>“Purple”</text:p>
            <text:p>“LitmusScalePurple”</text:p>
            <text:p>“Litmus Scale Purple”</text:p>
          </table:table-cell>
          <table:table-cell office:value-type="string">
            <text:p>Litmus scale purpl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Purple_LitmusScaleUnlitColour_Material_Var1</text:p>
          </table:table-cell>
          <table:table-cell office:value-type="string">
            <text:p>“UnlitPurple”</text:p>
            <text:p>“Unlit Purple”</text:p>
            <text:p>“LitmusScaleUnlitPurple”</text:p>
            <text:p>“Litmus Scale Unlit Purple”</text:p>
          </table:table-cell>
          <table:table-cell office:value-type="string">
            <text:p>Litmus scale unlit purpl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Red_BasicColour_Material_Var1</text:p>
          </table:table-cell>
          <table:table-cell office:value-type="string">
            <text:p>“BasicRed”</text:p>
            <text:p>“Basic Red”</text:p>
          </table:table-cell>
          <table:table-cell office:value-type="string">
            <text:p>Basic red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Red_BasicUnlitColour_Material_Var1</text:p>
          </table:table-cell>
          <table:table-cell office:value-type="string">
            <text:p>“BasicUnlitRed”</text:p>
            <text:p>“Basic Unlit Red”</text:p>
          </table:table-cell>
          <table:table-cell office:value-type="string">
            <text:p>Basic unlit red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Red_LitmusScaleColour_Material_Var1</text:p>
          </table:table-cell>
          <table:table-cell office:value-type="string">
            <text:p>“Red”</text:p>
            <text:p>“LitmusScaleRed”</text:p>
            <text:p>“Litmus Scale Red”</text:p>
          </table:table-cell>
          <table:table-cell office:value-type="string">
            <text:p>Litmus scale red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Red_LitmusScaleUnlitColour_Material_Var1</text:p>
          </table:table-cell>
          <table:table-cell office:value-type="string">
            <text:p>“UnlitRed”</text:p>
            <text:p>“Unlit Red”</text:p>
            <text:p>“LitmusScaleUnlitRed”</text:p>
            <text:p>“Litmus Scale Unlit Red”</text:p>
          </table:table-cell>
          <table:table-cell office:value-type="string">
            <text:p>Litmus scale unlit red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Teal_BasicColour_Material_Var1</text:p>
          </table:table-cell>
          <table:table-cell office:value-type="string">
            <text:p>“Teal”</text:p>
            <text:p>“BasicTeal”</text:p>
            <text:p>“Basic Teal”</text:p>
          </table:table-cell>
          <table:table-cell office:value-type="string">
            <text:p>Basic teal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Teal_BasicUnlitColour_Material_Var1</text:p>
          </table:table-cell>
          <table:table-cell office:value-type="string">
            <text:p>“UnlitTeal”</text:p>
            <text:p>“Unlit Teal”</text:p>
            <text:p>“BasicUnlitTeal”</text:p>
            <text:p>“Basic Unlit Teal”</text:p>
          </table:table-cell>
          <table:table-cell office:value-type="string">
            <text:p>Basic unlit teal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White_BasicColour_Material_Var1</text:p>
          </table:table-cell>
          <table:table-cell office:value-type="string">
            <text:p>“White”</text:p>
            <text:p>“BasicWhite”</text:p>
            <text:p>“Basic White”</text:p>
          </table:table-cell>
          <table:table-cell office:value-type="string">
            <text:p>Basic whit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White_BasicUnlitColour_Material_Var1</text:p>
          </table:table-cell>
          <table:table-cell office:value-type="string">
            <text:p>“UnlitWhite”</text:p>
            <text:p>“Unlit White”</text:p>
            <text:p>“BasicUnlitWhite”</text:p>
            <text:p>“Basic Unlit White”</text:p>
          </table:table-cell>
          <table:table-cell office:value-type="string">
            <text:p>Basic unlit white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Yellow_BasicColour_Material_Var1</text:p>
          </table:table-cell>
          <table:table-cell office:value-type="string">
            <text:p>“BasicYellow”</text:p>
            <text:p>“Basic Yellow”</text:p>
          </table:table-cell>
          <table:table-cell office:value-type="string">
            <text:p>Basic yellow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Yellow_BasicUnlitColour_Material_Var1</text:p>
          </table:table-cell>
          <table:table-cell office:value-type="string">
            <text:p>“BasicUnlitYellow”</text:p>
            <text:p>“Basic Unlit Yellow”</text:p>
          </table:table-cell>
          <table:table-cell office:value-type="string">
            <text:p>Basic unlit yellow colour.</text:p>
          </table:table-cell>
          <table:table-cell office:value-type="string">
            <text:p>COLOUR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Yellow_LitmusScaleColour_Material_Var1</text:p>
          </table:table-cell>
          <table:table-cell office:value-type="string">
            <text:p>“Yellow”</text:p>
            <text:p>“LitmusScaleYellow”</text:p>
            <text:p>“Litmus Scale Yellow”</text:p>
          </table:table-cell>
          <table:table-cell office:value-type="string">
            <text:p>Litmus scale yellow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>
          <table:table-cell office:value-type="string">
            <text:p>Yellow_LitmusScaleUnlitColour_Material_Var1</text:p>
          </table:table-cell>
          <table:table-cell office:value-type="string">
            <text:p>“UnlitYellow”</text:p>
            <text:p>“Unlit Yellow”</text:p>
            <text:p>“LitmusScaleUnlitYellow”</text:p>
            <text:p>“Litmus Scale Unlit Yellow”</text:p>
          </table:table-cell>
          <table:table-cell office:value-type="string">
            <text:p>Litmus scale unlit yellow colour.</text:p>
          </table:table-cell>
          <table:table-cell office:value-type="string">
            <text:p>COLOUR</text:p>
            <text:p>DEFAULT</text:p>
            <text:p>VISUAL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dioAsset_NameAssociation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1016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</text:p>
          </table:table-cell>
          <table:table-cell table:style-name="ce1" office:value-type="string">
            <text:p>ASSOCIATED NAME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TILITY TAGS</text:p>
          </table:table-cell>
          <table:table-cell table:style-name="ce5" table:number-columns-repeated="1016"/>
          <table:table-cell table:number-columns-repeated="4"/>
        </table:table-row>
        <table:table-row table:style-name="ro2">
          <table:table-cell office:value-type="string">
            <text:p>AlarmBell_Audio_Var1</text:p>
          </table:table-cell>
          <table:table-cell office:value-type="string">
            <text:p>“AlarmBell”</text:p>
            <text:p>“Alarm Bell”</text:p>
            <text:p>“AlarmBellTypeA”</text:p>
            <text:p>“Alarm Bell Type A”</text:p>
          </table:table-cell>
          <table:table-cell office:value-type="string">
            <text:p>Alarm bell SFX audio type A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Ambient_Audio_Var1</text:p>
          </table:table-cell>
          <table:table-cell office:value-type="string">
            <text:p>“Ambient”</text:p>
            <text:p><text:span text:style-name="T1">“</text:span><text:span text:style-name="T1">AmbientTypeA”</text:span></text:p>
            <text:p><text:span text:style-name="T1">“</text:span><text:span text:style-name="T1">Ambient Type A”</text:span></text:p>
          </table:table-cell>
          <table:table-cell office:value-type="string">
            <text:p>Ambient music audio type A.</text:p>
          </table:table-cell>
          <table:table-cell office:value-type="string">
            <text:p>AUDIO</text:p>
            <text:p>DEFAULT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Ambient_Audio_Var2</text:p>
          </table:table-cell>
          <table:table-cell office:value-type="string">
            <text:p><text:span text:style-name="T1">“</text:span><text:span text:style-name="T1">AmbientTypeB”</text:span></text:p>
            <text:p><text:span text:style-name="T1">“</text:span><text:span text:style-name="T1">Ambient Type B”</text:span></text:p>
          </table:table-cell>
          <table:table-cell office:value-type="string">
            <text:p>Ambient music audio type B.</text:p>
          </table:table-cell>
          <table:table-cell office:value-type="string">
            <text:p>AUDIO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Ambient_Audio_Var3</text:p>
          </table:table-cell>
          <table:table-cell office:value-type="string">
            <text:p><text:span text:style-name="T1">“</text:span><text:span text:style-name="T1">AmbientTypeC”</text:span></text:p>
            <text:p><text:span text:style-name="T1">“</text:span><text:span text:style-name="T1">Ambient Type C”</text:span></text:p>
          </table:table-cell>
          <table:table-cell office:value-type="string">
            <text:p>Ambient music audio type C.</text:p>
          </table:table-cell>
          <table:table-cell office:value-type="string">
            <text:p>AUDIO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Beep_Audio_Var1</text:p>
          </table:table-cell>
          <table:table-cell office:value-type="string">
            <text:p>“Beep”</text:p>
            <text:p>“BeepTypeA”</text:p>
            <text:p>“Beep Type A”</text:p>
          </table:table-cell>
          <table:table-cell office:value-type="string">
            <text:p>Beep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0</text:p>
          </table:table-cell>
          <table:table-cell office:value-type="string">
            <text:p>“BeepTypeJ”</text:p>
            <text:p>“Beep Type J”</text:p>
          </table:table-cell>
          <table:table-cell office:value-type="string">
            <text:p>Beep SFX audio type J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1</text:p>
          </table:table-cell>
          <table:table-cell office:value-type="string">
            <text:p>“BeepTypeK”</text:p>
            <text:p>“Beep Type K”</text:p>
          </table:table-cell>
          <table:table-cell office:value-type="string">
            <text:p>Beep SFX audio type K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2</text:p>
          </table:table-cell>
          <table:table-cell office:value-type="string">
            <text:p>“BeepTypeL”</text:p>
            <text:p>“Beep Type L”</text:p>
          </table:table-cell>
          <table:table-cell office:value-type="string">
            <text:p>Beep SFX audio type L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3</text:p>
          </table:table-cell>
          <table:table-cell office:value-type="string">
            <text:p>“BeepTypeM”</text:p>
            <text:p>“Beep Type M”</text:p>
          </table:table-cell>
          <table:table-cell office:value-type="string">
            <text:p>Beep SFX audio type M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4</text:p>
          </table:table-cell>
          <table:table-cell office:value-type="string">
            <text:p>“BeepTypeN”</text:p>
            <text:p>“Beep Type N”</text:p>
          </table:table-cell>
          <table:table-cell office:value-type="string">
            <text:p>Beep SFX audio type N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5</text:p>
          </table:table-cell>
          <table:table-cell office:value-type="string">
            <text:p>“BeepTypeO”</text:p>
            <text:p>“Beep Type O”</text:p>
          </table:table-cell>
          <table:table-cell office:value-type="string">
            <text:p>Beep SFX audio type O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6</text:p>
          </table:table-cell>
          <table:table-cell office:value-type="string">
            <text:p>“BeepTypeP”</text:p>
            <text:p>“Beep Type P”</text:p>
          </table:table-cell>
          <table:table-cell office:value-type="string">
            <text:p>Beep SFX audio type P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7</text:p>
          </table:table-cell>
          <table:table-cell office:value-type="string">
            <text:p>“BeepTypeQ”</text:p>
            <text:p>“Beep Type Q”</text:p>
          </table:table-cell>
          <table:table-cell office:value-type="string">
            <text:p>Beep SFX audio type Q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8</text:p>
          </table:table-cell>
          <table:table-cell office:value-type="string">
            <text:p>“BeepTypeR”</text:p>
            <text:p>“Beep Type R”</text:p>
          </table:table-cell>
          <table:table-cell office:value-type="string">
            <text:p>Beep SFX audio type R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19</text:p>
          </table:table-cell>
          <table:table-cell office:value-type="string">
            <text:p>“BeepTypeS”</text:p>
            <text:p>“Beep Type S”</text:p>
          </table:table-cell>
          <table:table-cell office:value-type="string">
            <text:p>Beep SFX audio type S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2</text:p>
          </table:table-cell>
          <table:table-cell office:value-type="string">
            <text:p>“BeepTypeB”</text:p>
            <text:p>“Beep Type B”</text:p>
          </table:table-cell>
          <table:table-cell office:value-type="string">
            <text:p>Beep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20</text:p>
          </table:table-cell>
          <table:table-cell office:value-type="string">
            <text:p>“BeepTypeT”</text:p>
            <text:p>“Beep Type T”</text:p>
          </table:table-cell>
          <table:table-cell office:value-type="string">
            <text:p>Beep SFX audio type T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3</text:p>
          </table:table-cell>
          <table:table-cell office:value-type="string">
            <text:p>“BeepTypeC”</text:p>
            <text:p>“Beep Type C”</text:p>
          </table:table-cell>
          <table:table-cell office:value-type="string">
            <text:p>Beep SFX audio type C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4</text:p>
          </table:table-cell>
          <table:table-cell office:value-type="string">
            <text:p>“BeepTypeD”</text:p>
            <text:p>“Beep Type D”</text:p>
          </table:table-cell>
          <table:table-cell office:value-type="string">
            <text:p>Beep SFX audio type D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5</text:p>
          </table:table-cell>
          <table:table-cell office:value-type="string">
            <text:p>“BeepTypeE”</text:p>
            <text:p>“Beep Type E”</text:p>
          </table:table-cell>
          <table:table-cell office:value-type="string">
            <text:p>Beep SFX audio type E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6</text:p>
          </table:table-cell>
          <table:table-cell office:value-type="string">
            <text:p>“BeepTypeF”</text:p>
            <text:p>“Beep Type F”</text:p>
          </table:table-cell>
          <table:table-cell office:value-type="string">
            <text:p>Beep SFX audio type F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7</text:p>
          </table:table-cell>
          <table:table-cell office:value-type="string">
            <text:p>“BeepTypeG”</text:p>
            <text:p>“Beep Type G”</text:p>
          </table:table-cell>
          <table:table-cell office:value-type="string">
            <text:p>Beep SFX audio type G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8</text:p>
          </table:table-cell>
          <table:table-cell office:value-type="string">
            <text:p>“BeepTypeH”</text:p>
            <text:p>“Beep Type H”</text:p>
          </table:table-cell>
          <table:table-cell office:value-type="string">
            <text:p>Beep SFX audio type H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eep_Audio_Var9</text:p>
          </table:table-cell>
          <table:table-cell office:value-type="string">
            <text:p>“BeepTypeI”</text:p>
            <text:p>“Beep Type I”</text:p>
          </table:table-cell>
          <table:table-cell office:value-type="string">
            <text:p>Beep SFX audio type I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syStreet_Audio_Var1</text:p>
          </table:table-cell>
          <table:table-cell office:value-type="string">
            <text:p>“BusyStreet”</text:p>
            <text:p>“Busy Street”</text:p>
            <text:p>“BusyStreetTypeA”</text:p>
            <text:p>“Busy Street Type A”</text:p>
          </table:table-cell>
          <table:table-cell office:value-type="string">
            <text:p>Busy street environment audio type A.</text:p>
          </table:table-cell>
          <table:table-cell office:value-type="string">
            <text:p>AUDIO</text:p>
            <text:p>DEFAULT</text:p>
            <text:p>ENVIRONMENT</text:p>
          </table:table-cell>
          <table:table-cell table:number-columns-repeated="1020"/>
        </table:table-row>
        <table:table-row table:style-name="ro2">
          <table:table-cell office:value-type="string">
            <text:p>Buzz_Audio_Var1</text:p>
          </table:table-cell>
          <table:table-cell office:value-type="string">
            <text:p>“BuzzTypeA”</text:p>
            <text:p>“Buzz Type A”</text:p>
          </table:table-cell>
          <table:table-cell office:value-type="string">
            <text:p>Buzz SFX audio type A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10</text:p>
          </table:table-cell>
          <table:table-cell office:value-type="string">
            <text:p>“BuzzTypeJ”</text:p>
            <text:p>“Buzz Type J”</text:p>
          </table:table-cell>
          <table:table-cell office:value-type="string">
            <text:p>Buzz SFX audio type J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11</text:p>
          </table:table-cell>
          <table:table-cell office:value-type="string">
            <text:p>“BuzzTypeK”</text:p>
            <text:p>“Buzz Type K”</text:p>
          </table:table-cell>
          <table:table-cell office:value-type="string">
            <text:p>Buzz SFX audio type K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2</text:p>
          </table:table-cell>
          <table:table-cell office:value-type="string">
            <text:p>“BuzzTypeB”</text:p>
            <text:p>“Buzz Type B”</text:p>
          </table:table-cell>
          <table:table-cell office:value-type="string">
            <text:p>Buzz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3</text:p>
          </table:table-cell>
          <table:table-cell office:value-type="string">
            <text:p>“BuzzTypeC”</text:p>
            <text:p>“Buzz Type C”</text:p>
          </table:table-cell>
          <table:table-cell office:value-type="string">
            <text:p>Buzz SFX audio type C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4</text:p>
          </table:table-cell>
          <table:table-cell office:value-type="string">
            <text:p>“Buzz”</text:p>
            <text:p>“BuzzTypeD”</text:p>
            <text:p>“Buzz Type D”</text:p>
          </table:table-cell>
          <table:table-cell office:value-type="string">
            <text:p>Buzz SFX audio type D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5</text:p>
          </table:table-cell>
          <table:table-cell office:value-type="string">
            <text:p>“BuzzTypeE”</text:p>
            <text:p>“Buzz Type E”</text:p>
          </table:table-cell>
          <table:table-cell office:value-type="string">
            <text:p>Buzz SFX audio type E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6</text:p>
          </table:table-cell>
          <table:table-cell office:value-type="string">
            <text:p>“BuzzTypeF”</text:p>
            <text:p>“Buzz Type F”</text:p>
          </table:table-cell>
          <table:table-cell office:value-type="string">
            <text:p>Buzz SFX audio type F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7</text:p>
          </table:table-cell>
          <table:table-cell office:value-type="string">
            <text:p>“BuzzTypeG”</text:p>
            <text:p>“Buzz Type G”</text:p>
          </table:table-cell>
          <table:table-cell office:value-type="string">
            <text:p>Buzz SFX audio type G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8</text:p>
          </table:table-cell>
          <table:table-cell office:value-type="string">
            <text:p>“BuzzTypeH”</text:p>
            <text:p>“Buzz Type H”</text:p>
          </table:table-cell>
          <table:table-cell office:value-type="string">
            <text:p>Buzz SFX audio type H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Buzz_Audio_Var9</text:p>
          </table:table-cell>
          <table:table-cell office:value-type="string">
            <text:p>“BuzzTypeI”</text:p>
            <text:p>“Buzz Type I”</text:p>
          </table:table-cell>
          <table:table-cell office:value-type="string">
            <text:p>Buzz SFX audio type I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ClockTick_Audio_Var1</text:p>
          </table:table-cell>
          <table:table-cell office:value-type="string">
            <text:p>“ClockTick”</text:p>
            <text:p>“Clock Tick”</text:p>
            <text:p>“ClockTickTypeA”</text:p>
            <text:p>“Clock Tick Type A”</text:p>
          </table:table-cell>
          <table:table-cell office:value-type="string">
            <text:p>Clock tick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ClockTick_Audio_Var2</text:p>
          </table:table-cell>
          <table:table-cell office:value-type="string">
            <text:p>“ClockTick”</text:p>
            <text:p>“Clock Tick”</text:p>
            <text:p>“ClockTickTypeB”</text:p>
            <text:p>“Clock Tick Type B”</text:p>
          </table:table-cell>
          <table:table-cell office:value-type="string">
            <text:p>Clock tick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Correct_Audio_Var1</text:p>
          </table:table-cell>
          <table:table-cell office:value-type="string">
            <text:p>“CorrectTypeA”</text:p>
            <text:p>“Correct Type A”</text:p>
          </table:table-cell>
          <table:table-cell office:value-type="string">
            <text:p>Correct interface indicator audio type A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10</text:p>
          </table:table-cell>
          <table:table-cell office:value-type="string">
            <text:p>“CorrectTypeJ”</text:p>
            <text:p>“Correct Type J”</text:p>
          </table:table-cell>
          <table:table-cell office:value-type="string">
            <text:p>Correct interface indicator audio type J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11</text:p>
          </table:table-cell>
          <table:table-cell office:value-type="string">
            <text:p>“CorrectTypeK”</text:p>
            <text:p>“Correct Type K”</text:p>
          </table:table-cell>
          <table:table-cell office:value-type="string">
            <text:p>Correct interface indicator audio type K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12</text:p>
          </table:table-cell>
          <table:table-cell office:value-type="string">
            <text:p>“CorrectTypeL”</text:p>
            <text:p>“Correct Type L”</text:p>
          </table:table-cell>
          <table:table-cell office:value-type="string">
            <text:p>Correct interface indicator audio type L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13</text:p>
          </table:table-cell>
          <table:table-cell office:value-type="string">
            <text:p>“CorrectTypeM”</text:p>
            <text:p>“Correct Type M”</text:p>
          </table:table-cell>
          <table:table-cell office:value-type="string">
            <text:p>Correct interface indicator audio type M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14</text:p>
          </table:table-cell>
          <table:table-cell office:value-type="string">
            <text:p>“CorrectTypeN”</text:p>
            <text:p>“Correct Type N”</text:p>
          </table:table-cell>
          <table:table-cell office:value-type="string">
            <text:p>Correct interface indicator audio type N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2</text:p>
          </table:table-cell>
          <table:table-cell office:value-type="string">
            <text:p>“Correct”</text:p>
            <text:p>“CorrectTypeB”</text:p>
            <text:p>“Correct Type B”</text:p>
          </table:table-cell>
          <table:table-cell office:value-type="string">
            <text:p>Correct interface indicator audio type B.</text:p>
          </table:table-cell>
          <table:table-cell office:value-type="string">
            <text:p>AUDIO</text:p>
            <text:p>DEFAULT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3</text:p>
          </table:table-cell>
          <table:table-cell office:value-type="string">
            <text:p>“CorrectTypeC”</text:p>
            <text:p>“Correct Type C”</text:p>
          </table:table-cell>
          <table:table-cell office:value-type="string">
            <text:p>Correct interface indicator audio type C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4</text:p>
          </table:table-cell>
          <table:table-cell office:value-type="string">
            <text:p>“CorrectTypeD”</text:p>
            <text:p>“Correct Type D”</text:p>
          </table:table-cell>
          <table:table-cell office:value-type="string">
            <text:p>Correct interface indicator audio type D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5</text:p>
          </table:table-cell>
          <table:table-cell office:value-type="string">
            <text:p>“CorrectTypeE”</text:p>
            <text:p>“Correct Type E”</text:p>
          </table:table-cell>
          <table:table-cell office:value-type="string">
            <text:p>Correct interface indicator audio type E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6</text:p>
          </table:table-cell>
          <table:table-cell office:value-type="string">
            <text:p>“CorrectTypeF”</text:p>
            <text:p>“Correct Type F”</text:p>
          </table:table-cell>
          <table:table-cell office:value-type="string">
            <text:p>Correct interface indicator audio type F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7</text:p>
          </table:table-cell>
          <table:table-cell office:value-type="string">
            <text:p>“CorrectTypeG”</text:p>
            <text:p>“Correct Type G”</text:p>
          </table:table-cell>
          <table:table-cell office:value-type="string">
            <text:p>Correct interface indicator audio type G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8</text:p>
          </table:table-cell>
          <table:table-cell office:value-type="string">
            <text:p>“CorrectTypeH”</text:p>
            <text:p>“Correct Type H”</text:p>
          </table:table-cell>
          <table:table-cell office:value-type="string">
            <text:p>Correct interface indicator audio type H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orrect_Audio_Var9</text:p>
          </table:table-cell>
          <table:table-cell office:value-type="string">
            <text:p>“CorrectTypeI”</text:p>
            <text:p>“Correct Type I”</text:p>
          </table:table-cell>
          <table:table-cell office:value-type="string">
            <text:p>Correct interface indicator audio type I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CrowdChatter_Audio_Var1</text:p>
          </table:table-cell>
          <table:table-cell office:value-type="string">
            <text:p>“CrowdChatter”</text:p>
            <text:p>“Crowd Chatter”</text:p>
            <text:p>“CrowdChatterTypeA”</text:p>
            <text:p>“Crowd Chatter Type A”</text:p>
          </table:table-cell>
          <table:table-cell office:value-type="string">
            <text:p>Crowd chatter environment audio type A.</text:p>
          </table:table-cell>
          <table:table-cell office:value-type="string">
            <text:p>AUDIO</text:p>
            <text:p>DEFAULT</text:p>
            <text:p>ENVIRONMENT</text:p>
          </table:table-cell>
          <table:table-cell table:number-columns-repeated="1020"/>
        </table:table-row>
        <table:table-row table:style-name="ro2">
          <table:table-cell office:value-type="string">
            <text:p>Ding_Audio_Var1</text:p>
          </table:table-cell>
          <table:table-cell office:value-type="string">
            <text:p>“Ding”</text:p>
            <text:p>“DingTypeA”</text:p>
            <text:p>“Ding Type A”</text:p>
          </table:table-cell>
          <table:table-cell office:value-type="string">
            <text:p>Ding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Ding_Audio_Var2</text:p>
          </table:table-cell>
          <table:table-cell office:value-type="string">
            <text:p>“DingTypeB”</text:p>
            <text:p>“Ding Type B”</text:p>
          </table:table-cell>
          <table:table-cell office:value-type="string">
            <text:p>Ding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Ding_Audio_Var3</text:p>
          </table:table-cell>
          <table:table-cell office:value-type="string">
            <text:p>“DingTypeC”</text:p>
            <text:p>“Ding Type C”</text:p>
          </table:table-cell>
          <table:table-cell office:value-type="string">
            <text:p>Ding SFX audio type C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DoubleBeep_Audio_Var1</text:p>
          </table:table-cell>
          <table:table-cell office:value-type="string">
            <text:p>“DoubleBeep”</text:p>
            <text:p>“Double Beep”</text:p>
            <text:p>“DoubleBeepTypeA”</text:p>
            <text:p>“Double Beep Type A”</text:p>
          </table:table-cell>
          <table:table-cell office:value-type="string">
            <text:p>Double beep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False_Audio_Var1</text:p>
          </table:table-cell>
          <table:table-cell office:value-type="string">
            <text:p>“FalseTypeA”</text:p>
            <text:p>“False Type A”</text:p>
          </table:table-cell>
          <table:table-cell office:value-type="string">
            <text:p>False interface indicator audio type A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10</text:p>
          </table:table-cell>
          <table:table-cell office:value-type="string">
            <text:p>“FalseTypeJ”</text:p>
            <text:p>“False Type J”</text:p>
          </table:table-cell>
          <table:table-cell office:value-type="string">
            <text:p>False interface indicator audio type J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11</text:p>
          </table:table-cell>
          <table:table-cell office:value-type="string">
            <text:p>“FalseTypeK”</text:p>
            <text:p>“False Type K”</text:p>
          </table:table-cell>
          <table:table-cell office:value-type="string">
            <text:p>False interface indicator audio type K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12</text:p>
          </table:table-cell>
          <table:table-cell office:value-type="string">
            <text:p>“FalseTypeL”</text:p>
            <text:p>“False Type L”</text:p>
          </table:table-cell>
          <table:table-cell office:value-type="string">
            <text:p>False interface indicator audio type L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13</text:p>
          </table:table-cell>
          <table:table-cell office:value-type="string">
            <text:p>“FalseTypeM”</text:p>
            <text:p>“False Type M”</text:p>
          </table:table-cell>
          <table:table-cell office:value-type="string">
            <text:p>False interface indicator audio type M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14</text:p>
          </table:table-cell>
          <table:table-cell office:value-type="string">
            <text:p>“FalseTypeN”</text:p>
            <text:p>“False Type N”</text:p>
          </table:table-cell>
          <table:table-cell office:value-type="string">
            <text:p>False interface indicator audio type N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2</text:p>
          </table:table-cell>
          <table:table-cell office:value-type="string">
            <text:p>“False”</text:p>
            <text:p>“FalseTypeB”</text:p>
            <text:p>“False Type B”</text:p>
          </table:table-cell>
          <table:table-cell office:value-type="string">
            <text:p>False interface indicator audio type B.</text:p>
          </table:table-cell>
          <table:table-cell office:value-type="string">
            <text:p>AUDIO</text:p>
            <text:p>DEFAULT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3</text:p>
          </table:table-cell>
          <table:table-cell office:value-type="string">
            <text:p>“FalseTypeC”</text:p>
            <text:p>“False Type C”</text:p>
          </table:table-cell>
          <table:table-cell office:value-type="string">
            <text:p>False interface indicator audio type C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4</text:p>
          </table:table-cell>
          <table:table-cell office:value-type="string">
            <text:p>“FalseTypeD”</text:p>
            <text:p>“False Type D”</text:p>
          </table:table-cell>
          <table:table-cell office:value-type="string">
            <text:p>False interface indicator audio type D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5</text:p>
          </table:table-cell>
          <table:table-cell office:value-type="string">
            <text:p>“FalseTypeE”</text:p>
            <text:p>“False Type E”</text:p>
          </table:table-cell>
          <table:table-cell office:value-type="string">
            <text:p>False interface indicator audio type E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6</text:p>
          </table:table-cell>
          <table:table-cell office:value-type="string">
            <text:p>“FalseTypeF”</text:p>
            <text:p>“False Type F”</text:p>
          </table:table-cell>
          <table:table-cell office:value-type="string">
            <text:p>False interface indicator audio type F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7</text:p>
          </table:table-cell>
          <table:table-cell office:value-type="string">
            <text:p>“FalseTypeG”</text:p>
            <text:p>“False Type G”</text:p>
          </table:table-cell>
          <table:table-cell office:value-type="string">
            <text:p>False interface indicator audio type G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8</text:p>
          </table:table-cell>
          <table:table-cell office:value-type="string">
            <text:p>“FalseTypeH”</text:p>
            <text:p>“False Type H”</text:p>
          </table:table-cell>
          <table:table-cell office:value-type="string">
            <text:p>False interface indicator audio type H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False_Audio_Var9</text:p>
          </table:table-cell>
          <table:table-cell office:value-type="string">
            <text:p>“FalseTypeI”</text:p>
            <text:p>“False Type I”</text:p>
          </table:table-cell>
          <table:table-cell office:value-type="string">
            <text:p>False interface indicator audio type I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GlassBreak_Audio_Var1</text:p>
          </table:table-cell>
          <table:table-cell office:value-type="string">
            <text:p>“GlassBreak”</text:p>
            <text:p>“Glass Break”</text:p>
            <text:p>“GlassBreakTypeA”</text:p>
            <text:p>“Glass Break Type A”</text:p>
          </table:table-cell>
          <table:table-cell office:value-type="string">
            <text:p>Glass break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Music_Audio_Var1</text:p>
          </table:table-cell>
          <table:table-cell office:value-type="string">
            <text:p>“Music”</text:p>
            <text:p>“Jazz”</text:p>
            <text:p>“MusicTypeA”</text:p>
            <text:p>“Music Type A”</text:p>
          </table:table-cell>
          <table:table-cell office:value-type="string">
            <text:p>Music audio type A.</text:p>
          </table:table-cell>
          <table:table-cell office:value-type="string">
            <text:p>AUDIO</text:p>
            <text:p>DEFAULT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Music_Audio_Var2</text:p>
          </table:table-cell>
          <table:table-cell office:value-type="string">
            <text:p>“Soft”</text:p>
            <text:p>“MusicTypeB”</text:p>
            <text:p>“Music Type B”</text:p>
          </table:table-cell>
          <table:table-cell office:value-type="string">
            <text:p>Music audio type B.</text:p>
          </table:table-cell>
          <table:table-cell office:value-type="string">
            <text:p>AUDIO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Music_Audio_Var3</text:p>
          </table:table-cell>
          <table:table-cell office:value-type="string">
            <text:p>“Classical”</text:p>
            <text:p>“MusicTypeC”</text:p>
            <text:p>“Music Type C”</text:p>
          </table:table-cell>
          <table:table-cell office:value-type="string">
            <text:p>Music audio type C.</text:p>
          </table:table-cell>
          <table:table-cell office:value-type="string">
            <text:p>AUDIO</text:p>
            <text:p>MUSIC</text:p>
          </table:table-cell>
          <table:table-cell table:number-columns-repeated="1020"/>
        </table:table-row>
        <table:table-row table:style-name="ro2">
          <table:table-cell office:value-type="string">
            <text:p>Notice_Audio_Var1</text:p>
          </table:table-cell>
          <table:table-cell office:value-type="string">
            <text:p>“NoticeTypeA”</text:p>
            <text:p>“Notice Type A”</text:p>
          </table:table-cell>
          <table:table-cell office:value-type="string">
            <text:p>Notice interface indicator audio type A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2</text:p>
          </table:table-cell>
          <table:table-cell office:value-type="string">
            <text:p>“NoticeTypeB”</text:p>
            <text:p>“Notice Type B”</text:p>
          </table:table-cell>
          <table:table-cell office:value-type="string">
            <text:p>Notice interface indicator audio type B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3</text:p>
          </table:table-cell>
          <table:table-cell office:value-type="string">
            <text:p>“Notice”</text:p>
            <text:p>“NoticeTypeC”</text:p>
            <text:p>“Notice Type C”</text:p>
          </table:table-cell>
          <table:table-cell office:value-type="string">
            <text:p>Notice interface indicator audio type C.</text:p>
          </table:table-cell>
          <table:table-cell office:value-type="string">
            <text:p>AUDIO</text:p>
            <text:p>DEFAULT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4</text:p>
          </table:table-cell>
          <table:table-cell office:value-type="string">
            <text:p>“NoticeTypeD”</text:p>
            <text:p>“Notice Type D”</text:p>
          </table:table-cell>
          <table:table-cell office:value-type="string">
            <text:p>Notice interface indicator audio type D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5</text:p>
          </table:table-cell>
          <table:table-cell office:value-type="string">
            <text:p>“NoticeTypeE”</text:p>
            <text:p>“Notice Type E”</text:p>
          </table:table-cell>
          <table:table-cell office:value-type="string">
            <text:p>Notice interface indicator audio type E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6</text:p>
          </table:table-cell>
          <table:table-cell office:value-type="string">
            <text:p>“NoticeTypeF”</text:p>
            <text:p>“Notice Type F”</text:p>
          </table:table-cell>
          <table:table-cell office:value-type="string">
            <text:p>Notice interface indicator audio type F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7</text:p>
          </table:table-cell>
          <table:table-cell office:value-type="string">
            <text:p>“NoticeTypeG”</text:p>
            <text:p>“Notice Type G”</text:p>
          </table:table-cell>
          <table:table-cell office:value-type="string">
            <text:p>Notice interface indicator audio type G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Notice_Audio_Var8</text:p>
          </table:table-cell>
          <table:table-cell office:value-type="string">
            <text:p>“NoticeTypeH”</text:p>
            <text:p>“Notice Type H”</text:p>
          </table:table-cell>
          <table:table-cell office:value-type="string">
            <text:p>Notice interface indicator audio type H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PhoneRing_Audio_Var1</text:p>
          </table:table-cell>
          <table:table-cell office:value-type="string">
            <text:p>“PhoneRing”</text:p>
            <text:p>“Phone Ring”</text:p>
            <text:p>“PhoneRingTypeA”</text:p>
            <text:p>“Phone Ring Type A”</text:p>
          </table:table-cell>
          <table:table-cell office:value-type="string">
            <text:p>Phone ring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PhoneRing_Audio_Var2</text:p>
          </table:table-cell>
          <table:table-cell office:value-type="string">
            <text:p>“PhoneRingTypeB”</text:p>
            <text:p>“Phone Ring Type B”</text:p>
          </table:table-cell>
          <table:table-cell office:value-type="string">
            <text:p>Phone ring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PhoneRing_Audio_Var3</text:p>
          </table:table-cell>
          <table:table-cell office:value-type="string">
            <text:p>“PhoneRingTypeC”</text:p>
            <text:p>“Phone Ring Type C”</text:p>
          </table:table-cell>
          <table:table-cell office:value-type="string">
            <text:p>Phone ring SFX audio type C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Query_Audio_Var1</text:p>
          </table:table-cell>
          <table:table-cell office:value-type="string">
            <text:p>“QueryTypeA”</text:p>
            <text:p>“Query Type A”</text:p>
          </table:table-cell>
          <table:table-cell office:value-type="string">
            <text:p>Query interface indicator audio type A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2</text:p>
          </table:table-cell>
          <table:table-cell office:value-type="string">
            <text:p>“QueryTypeB”</text:p>
            <text:p>“Query Type B”</text:p>
          </table:table-cell>
          <table:table-cell office:value-type="string">
            <text:p>Query interface indicator audio type B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3</text:p>
          </table:table-cell>
          <table:table-cell office:value-type="string">
            <text:p>“Query”</text:p>
            <text:p>“QueryTypeC”</text:p>
            <text:p>“Query Type C”</text:p>
          </table:table-cell>
          <table:table-cell office:value-type="string">
            <text:p>Query interface indicator audio type C.</text:p>
          </table:table-cell>
          <table:table-cell office:value-type="string">
            <text:p>AUDIO</text:p>
            <text:p>DEFAULT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4</text:p>
          </table:table-cell>
          <table:table-cell office:value-type="string">
            <text:p>“QueryTypeD”</text:p>
            <text:p>“Query Type D”</text:p>
          </table:table-cell>
          <table:table-cell office:value-type="string">
            <text:p>Query interface indicator audio type D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5</text:p>
          </table:table-cell>
          <table:table-cell office:value-type="string">
            <text:p>“QueryTypeE”</text:p>
            <text:p>“Query Type E”</text:p>
          </table:table-cell>
          <table:table-cell office:value-type="string">
            <text:p>Query interface indicator audio type E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6</text:p>
          </table:table-cell>
          <table:table-cell office:value-type="string">
            <text:p>“QueryTypeF”</text:p>
            <text:p>“Query Type F”</text:p>
          </table:table-cell>
          <table:table-cell office:value-type="string">
            <text:p>Query interface indicator audio type F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Query_Audio_Var7</text:p>
          </table:table-cell>
          <table:table-cell office:value-type="string">
            <text:p>“QueryTypeG”</text:p>
            <text:p>“Query Type G”</text:p>
          </table:table-cell>
          <table:table-cell office:value-type="string">
            <text:p>Query interface indicator audio type G.</text:p>
          </table:table-cell>
          <table:table-cell office:value-type="string">
            <text:p>AUDIO</text:p>
            <text:p>INTERFACE</text:p>
          </table:table-cell>
          <table:table-cell table:number-columns-repeated="1020"/>
        </table:table-row>
        <table:table-row table:style-name="ro2">
          <table:table-cell office:value-type="string">
            <text:p>Siren_Audio_Var1</text:p>
          </table:table-cell>
          <table:table-cell office:value-type="string">
            <text:p>“Siren”</text:p>
            <text:p>“SirenTypeA”</text:p>
            <text:p>“Siren Type A”</text:p>
          </table:table-cell>
          <table:table-cell office:value-type="string">
            <text:p>Siren SFX audio type C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1</text:p>
          </table:table-cell>
          <table:table-cell office:value-type="string">
            <text:p>“Tone”</text:p>
            <text:p>“ToneTypeA”</text:p>
            <text:p>“Tone Type A”</text:p>
          </table:table-cell>
          <table:table-cell office:value-type="string">
            <text:p>Tone SFX audio type A.</text:p>
          </table:table-cell>
          <table:table-cell office:value-type="string">
            <text:p>AUDIO</text:p>
            <text:p>DEFAULT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2</text:p>
          </table:table-cell>
          <table:table-cell office:value-type="string">
            <text:p>“ToneTypeB”</text:p>
            <text:p>“Tone Type B”</text:p>
          </table:table-cell>
          <table:table-cell office:value-type="string">
            <text:p>Tone SFX audio type B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3</text:p>
          </table:table-cell>
          <table:table-cell office:value-type="string">
            <text:p>“ToneTypeC”</text:p>
            <text:p>“Tone Type C”</text:p>
          </table:table-cell>
          <table:table-cell office:value-type="string">
            <text:p>Tone SFX audio type C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4</text:p>
          </table:table-cell>
          <table:table-cell office:value-type="string">
            <text:p>“ToneTypeD”</text:p>
            <text:p>“Tone Type D”</text:p>
          </table:table-cell>
          <table:table-cell office:value-type="string">
            <text:p>Tone SFX audio type D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5</text:p>
          </table:table-cell>
          <table:table-cell office:value-type="string">
            <text:p>“ToneTypeE”</text:p>
            <text:p>“Tone Type E”</text:p>
          </table:table-cell>
          <table:table-cell office:value-type="string">
            <text:p>Tone SFX audio type E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6</text:p>
          </table:table-cell>
          <table:table-cell office:value-type="string">
            <text:p>“ToneTypeF”</text:p>
            <text:p>“Tone Type F”</text:p>
          </table:table-cell>
          <table:table-cell office:value-type="string">
            <text:p>Tone SFX audio type F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>
          <table:table-cell office:value-type="string">
            <text:p>Tone_Audio_Var7</text:p>
          </table:table-cell>
          <table:table-cell office:value-type="string">
            <text:p>“ToneTypeG”</text:p>
            <text:p>“Tone Type G”</text:p>
          </table:table-cell>
          <table:table-cell office:value-type="string">
            <text:p>Tone SFX audio type G.</text:p>
          </table:table-cell>
          <table:table-cell office:value-type="string">
            <text:p>AUDIO</text:p>
            <text:p>SFX</text:p>
          </table:table-cell>
          <table:table-cell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ceneAsset_NameAssociations.A1:SceneAsset_NameAssociation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tifakt Element" svg:font-family="'Artifakt Elemen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09/09/2021</text:date>, <text:time>18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ylianos Petrakos</meta:initial-creator>
    <meta:creation-date>2021-09-03T00:18:17.44</meta:creation-date>
    <dc:date>2021-09-09T18:27:36.37</dc:date>
    <dc:creator>Stylianos Petrakos</dc:creator>
    <meta:editing-duration>PT23H57M30S</meta:editing-duration>
    <meta:editing-cycles>186</meta:editing-cycles>
    <meta:generator>OpenOffice/4.1.10$Win32 OpenOffice.org_project/4110m2$Build-9807</meta:generator>
    <meta:document-statistic meta:table-count="4" meta:cell-count="704" meta:object-count="0"/>
  </office:meta>
</office:document-meta>
</file>